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08a15" officeooo:paragraph-rsid="00008a15" style:font-weight-asian="bold" style:font-weight-complex="bold"/>
    </style:style>
    <style:style style:name="P2" style:family="paragraph" style:parent-style-name="Standard">
      <style:text-properties fo:font-weight="normal" officeooo:rsid="00008a15" officeooo:paragraph-rsid="00008a15" style:font-weight-asian="normal" style:font-weight-complex="normal"/>
    </style:style>
    <style:style style:name="P3" style:family="paragraph" style:parent-style-name="Standard">
      <style:text-properties fo:font-weight="normal" officeooo:rsid="0001a887" officeooo:paragraph-rsid="0001a887" style:font-weight-asian="normal" style:font-weight-complex="normal"/>
    </style:style>
    <style:style style:name="T1" style:family="text">
      <style:text-properties officeooo:rsid="000196a1"/>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Lab #10: Diffraction</text:p>
      <text:p text:style-name="P2">Charlie Coleman</text:p>
      <text:p text:style-name="P2">2016 November 09</text:p>
      <text:p text:style-name="P2"/>
      <text:p text:style-name="P2">Objective: The objective of this lab was to measure the wavelength of a beam of light using a diffraction grating and to demostrate the diffraction of light using a laser and different slit configurations.</text:p>
      <text:p text:style-name="P2"/>
      <text:p text:style-name="P2">Theory: </text:p>
      <text:p text:style-name="P2">Part one: The wavelength of light can be measured using a diffractiong grating using <draw:frame draw:style-name="fr1" draw:name="Object1" text:anchor-type="as-char" svg:y="-0.139in" svg:width="1.2508in" svg:height="0.202in" draw:z-index="0"><draw:object xlink:href="./Object 1" xlink:type="simple" xlink:show="embed" xlink:actuate="onLoad"/><draw:image xlink:href="./ObjectReplacements/Object 1" xlink:type="simple" xlink:show="embed" xlink:actuate="onLoad"/></draw:frame>where S is the distance between the gratings, theta is the angle, n is the order, and lambda is the wavelength.</text:p>
      <text:p text:style-name="P2"/>
      <text:p text:style-name="P2">Part two: <text:span text:style-name="T1">When light strikes a slit, every point on the slit acts as a wave source. The wave fronts from each from each point expand outward until they hit the screen. If the wave fronts are 180 degrees off of one another, a dark spot will form. The size of the slit must be bc=lambda = absin(theta). For more than one dark spot, n*lambda = wsin(theta) where w is the slit width. For constructive interference, n*lambda = dsin(theta) where d is the slit separation.</text:span></text:p>
      <text:p text:style-name="P2"/>
      <text:p text:style-name="P3">Procedure: </text:p>
      <text:p text:style-name="P3">Part one:</text:p>
      <text:p text:style-name="P3">Clamp grating in place, line up the telescope with the direct ray OM. Slowly move the telescope away from the ray until a spectral line appears. Read the angle reading. Slowly move the telescope to the other side of the ray until the same spectral. Repeat for several spectral lines.</text:p>
      <text:p text:style-name="P3"/>
      <text:p text:style-name="P3">Part two: Point the laser so that the light is projected through the diffraction pattern wheel onto the screen beyond. Measure the interference pattern spacing and the distance between the pattern and the slit wheel. Repeat for single, double, and multi slit open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4:39:11.386000000</meta:creation-date>
    <dc:date>2016-11-09T15:17:04.539000000</dc:date>
    <meta:editing-duration>PT22M42S</meta:editing-duration>
    <meta:editing-cycles>2</meta:editing-cycles>
    <meta:generator>LibreOffice/5.0.4.2$Windows_x86 LibreOffice_project/2b9802c1994aa0b7dc6079e128979269cf95bc78</meta:generator>
    <meta:document-statistic meta:table-count="0" meta:image-count="0" meta:object-count="1" meta:page-count="1" meta:paragraph-count="11" meta:word-count="260" meta:character-count="1504" meta:non-whitespace-character-count="1253"/>
  </office:meta>
</office:document-meta>
</file>

<file path=Object 1/content.xml><?xml version="1.0" encoding="utf-8"?>
<math xmlns="http://www.w3.org/1998/Math/MathML" display="block">
  <semantics>
    <mrow>
      <mrow>
        <mi mathvariant="normal">δ</mi>
        <mo stretchy="false">=</mo>
        <mi>n</mi>
      </mrow>
      <mrow>
        <mi mathvariant="normal">λ</mi>
        <mo stretchy="false">=</mo>
        <mi>S</mi>
      </mrow>
      <mi>sin</mi>
      <msub>
        <mi mathvariant="normal">θ</mi>
        <mi>n</mi>
      </msub>
    </mrow>
    <annotation encoding="StarMath 5.0">%delta = n %lambda=S sin %theta_n</annotation>
  </semantics>
</math>
</file>